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7pt"/>
    </style:style>
    <style:style style:name="co3" style:family="table-column">
      <style:table-column-properties fo:break-before="auto" style:column-width="284.51pt"/>
    </style:style>
    <style:style style:name="co4" style:family="table-column">
      <style:table-column-properties fo:break-before="auto" style:column-width="11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300d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eature Nr.</text:p>
          </table:table-cell>
          <table:table-cell office:value-type="string" calcext:value-type="string">
            <text:p>Feature Difficulty</text:p>
          </table:table-cell>
          <table:table-cell office:value-type="string" calcext:value-type="string">
            <text:p>Feature Name</text:p>
          </table:table-cell>
          <table:table-cell office:value-type="string" calcext:value-type="string">
            <text:p>Feature 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+ AddressenTaken Analys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4"/>- Collection of Addresses in Program Memory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4"/>- runtime linker (?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4"/>- vtables (?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+ CallTarget Analysi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4"/>- Expected parameter analysis: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8"/>- Forward CFG Analysi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12"/>* SET | NOTSET | UNSUR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12"/>* typ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8"/>- Expected parameters per pa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 text:c="8"/>- Merging of path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8"/>- Is vtable callsite (?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 text:c="4"/>- Provided return type analysi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8"/>- exist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<text:s text:c="8"/>- typ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" office:value-type="string" calcext:value-type="string">
            <text:p>+ Relative Callsite Analysi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s text:c="4"/>- Provided parameter analysis: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 text:c="8"/>- Backward CFG Analysi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s text:c="12"/>* SET | NOTSET | UNSUR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s text:c="12"/>* typ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s text:c="8"/>- Provided parameters per path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<text:s text:c="8"/>- Merging of path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<text:s text:c="8"/>- Is member function (?)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4"/>- Expected return type analysi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 text:c="8"/>- exist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<text:s text:c="8"/>- typ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+ Patching of Callsites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1" office:value-type="string" calcext:value-type="string">
            <text:p>+ Verify DynaInst vs GroundTruth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<text:s text:c="4"/>- ParamCoun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<text:s text:c="4"/>- ParamTyp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<text:s text:c="4"/>- ReturnType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+ BAP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<text:s text:c="4"/>- bidirectional mapping binary &lt;-&gt; intermediate languag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5:20:02.867016244</meta:creation-date>
    <dc:date>2016-05-04T15:33:05.354889694</dc:date>
    <meta:editing-duration>PT13M2S</meta:editing-duration>
    <meta:editing-cycles>2</meta:editing-cycles>
    <meta:generator>LibreOffice/4.4.6.3$Linux_X86_64 LibreOffice_project/40m0$Build-3</meta:generator>
    <meta:document-statistic meta:table-count="1" meta:cell-count="78" meta:object-count="0"/>
  </office:meta>
</office:document-meta>
</file>